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488" calcext:value-type="float">
            <text:p>138.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056" calcext:value-type="float">
            <text:p>137.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5248" calcext:value-type="float">
            <text:p>137.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5248" calcext:value-type="float">
            <text:p>137.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2576" calcext:value-type="float">
            <text:p>137.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4" calcext:value-type="float">
            <text:p>138.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2" calcext:value-type="float">
            <text:p>137.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496" calcext:value-type="float">
            <text:p>138.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6208" calcext:value-type="float">
            <text:p>138.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2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2" calcext:value-type="float">
            <text:p>137.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776" calcext:value-type="float">
            <text:p>138.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4016" calcext:value-type="float">
            <text:p>138.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728" calcext:value-type="float">
            <text:p>138.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392" calcext:value-type="float">
            <text:p>138.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7448" calcext:value-type="float">
            <text:p>138.0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9444" calcext:value-type="float">
            <text:p>138.3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19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72392" calcext:value-type="float">
            <text:p>138.7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1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04752" calcext:value-type="float">
            <text:p>138.6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19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88928" calcext:value-type="float">
            <text:p>138.4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74144" calcext:value-type="float">
            <text:p>139.0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18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316" calcext:value-type="float">
            <text:p>139.5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0592" calcext:value-type="float">
            <text:p>138.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1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2" calcext:value-type="float">
            <text:p>134.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816113583301</text:p>
          </table:table-cell>
          <table:table-cell office:value-type="string" calcext:value-type="string">
            <text:p>B-24-16 16AAA [STURGILL WELL]</text:p>
          </table:table-cell>
          <table:table-cell office:value-type="string" calcext:value-type="string">
            <text:p>200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